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c73da" style:font-weight-asian="bold" style:font-weight-complex="bold"/>
    </style:style>
    <style:style style:name="P3" style:family="paragraph" style:parent-style-name="Standard">
      <style:text-properties fo:font-weight="bold" officeooo:rsid="000c73da" officeooo:paragraph-rsid="000c73da" style:font-weight-asian="bold" style:font-weight-complex="bold"/>
    </style:style>
    <style:style style:name="P4" style:family="paragraph" style:parent-style-name="Standard">
      <style:text-properties officeooo:paragraph-rsid="000c73da"/>
    </style:style>
    <style:style style:name="P5" style:family="paragraph" style:parent-style-name="Standard">
      <style:text-properties officeooo:rsid="000c73da" officeooo:paragraph-rsid="000c73da"/>
    </style:style>
    <style:style style:name="P6" style:family="paragraph" style:parent-style-name="Heading_20_3">
      <style:text-properties officeooo:rsid="00133d4d" officeooo:paragraph-rsid="00133d4d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0c73da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officeooo:rsid="000c73da" officeooo:paragraph-rsid="000c73da"/>
    </style:style>
    <style:style style:name="P12" style:family="paragraph" style:parent-style-name="Standard" style:list-style-name="L4">
      <style:text-properties officeooo:rsid="000c73da" officeooo:paragraph-rsid="000c73da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9">
      <style:text-properties officeooo:rsid="000d8759" officeooo:paragraph-rsid="000d8759"/>
    </style:style>
    <style:style style:name="P20" style:family="paragraph" style:parent-style-name="Standard" style:list-style-name="L10"/>
    <style:style style:name="P21" style:family="paragraph" style:parent-style-name="Standard" style:list-style-name="L11"/>
    <style:style style:name="P22" style:family="paragraph" style:parent-style-name="Standard">
      <style:text-properties officeooo:rsid="00133d4d" officeooo:paragraph-rsid="00133d4d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a Kernel Oops?</text:p>
      <text:p text:style-name="Standard"/>
      <text:p text:style-name="Standard">A kernel oops is a non-fatal error detected by the Linux kernel. It usually happens when some part of the kernel (like a driver or module) performs an illegal operation (e.g., null pointer dereference, illegal memory access).</text:p>
      <text:p text:style-name="Standard"/>
      <text:p text:style-name="P2">Example Causes:</text:p>
      <text:p text:style-name="P4"/>
      <text:list xml:id="list64324505" text:style-name="L1">
        <text:list-item>
          <text:p text:style-name="P8"><text:s text:c="4"/>Accessing invalid memory.</text:p>
        </text:list-item>
      </text:list>
      <text:p text:style-name="P5"/>
      <text:list xml:id="list172752157906856" text:continue-numbering="true" text:style-name="L1">
        <text:list-item>
          <text:p text:style-name="P8"><text:s text:c="4"/>Dereferencing NULL pointers.</text:p>
          <text:p text:style-name="P8"/>
        </text:list-item>
        <text:list-item>
          <text:p text:style-name="P8"><text:s text:c="4"/>Faulty device driver operations.</text:p>
          <text:p text:style-name="P8"/>
        </text:list-item>
        <text:list-item>
          <text:p text:style-name="P8"><text:s text:c="4"/>Unhandled exceptions in kernel space.</text:p>
          <text:p text:style-name="P7"/>
        </text:list-item>
      </text:list>
      <text:p text:style-name="Standard"><text:s/><text:span text:style-name="T1">What happens during an Oops?</text:span></text:p>
      <text:p text:style-name="Standard"/>
      <text:list xml:id="list3889046921" text:style-name="L2">
        <text:list-item>
          <text:p text:style-name="P9"><text:s text:c="4"/>The kernel logs the error message (you’ll see it in dmesg).</text:p>
          <text:p text:style-name="P9"/>
        </text:list-item>
        <text:list-item>
          <text:p text:style-name="P9"><text:s text:c="4"/>It terminates the faulty process or disables the faulty module.</text:p>
        </text:list-item>
      </text:list>
      <text:p text:style-name="Standard"/>
      <text:list xml:id="list172752091320007" text:continue-numbering="true" text:style-name="L2">
        <text:list-item>
          <text:p text:style-name="P9">The system continues to run, but may become unstable.</text:p>
        </text:list-item>
      </text:list>
      <text:p text:style-name="Standard"/>
      <text:p text:style-name="Standard"><text:s/><text:span text:style-name="T1">Example Output:</text:span></text:p>
      <text:p text:style-name="Standard"/>
      <text:p text:style-name="Standard">BUG: unable to handle kernel NULL pointer dereference at 00000000</text:p>
      <text:p text:style-name="Standard">IP: [&lt;c0201123&gt;] faulty_function+0x15/0x40</text:p>
      <text:p text:style-name="Standard">...</text:p>
      <text:p text:style-name="Standard">Kernel oops: &lt;...&gt;</text:p>
      <text:p text:style-name="Standard"/>
      <text:p text:style-name="Standard"><text:s/><text:span text:style-name="T1">2. What is a Kernel Panic?</text:span></text:p>
      <text:p text:style-name="Standard"/>
      <text:p text:style-name="Standard">A kernel panic is a fatal system error. It is the kernel’s last resort when it cannot safely recover from a serious error. Unlike an oops, it results in system halt or reboot.</text:p>
      <text:p text:style-name="Standard"/>
      <text:p text:style-name="P1">What happens during a Panic?</text:p>
      <text:p text:style-name="Standard"/>
      <text:list xml:id="list3688767305" text:style-name="L3">
        <text:list-item>
          <text:p text:style-name="P10"><text:s text:c="4"/>The kernel prints a panic message to the console.</text:p>
          <text:p text:style-name="P11"/>
        </text:list-item>
        <text:list-item>
          <text:p text:style-name="P10"><text:s text:c="4"/>It halts or reboots the system based on settings (/proc/sys/kernel/panic).</text:p>
          <text:p text:style-name="P10"/>
        </text:list-item>
        <text:list-item>
          <text:p text:style-name="P10"><text:s text:c="4"/>It's often triggered after a critical Oops or when memory or data corruption is detected.</text:p>
          <text:p text:style-name="P10"/>
        </text:list-item>
      </text:list>
      <text:p text:style-name="Standard">🔹<text:span text:style-name="T1"> Common Causes:</text:span></text:p>
      <text:p text:style-name="Standard"/>
      <text:list xml:id="list4112434454" text:style-name="L4">
        <text:list-item>
          <text:p text:style-name="P13"><text:s text:c="4"/>Unrecoverable kernel oops.</text:p>
          <text:p text:style-name="P12"/>
        </text:list-item>
        <text:list-item>
          <text:p text:style-name="P13"><text:s text:c="4"/>Filesystem corruption.</text:p>
          <text:p text:style-name="P13"/>
        </text:list-item>
        <text:list-item>
          <text:p text:style-name="P13"><text:s text:c="4"/>Critical hardware failures.</text:p>
        </text:list-item>
      </text:list>
      <text:p text:style-name="Standard"/>
      <text:list xml:id="list602518510" text:style-name="L5">
        <text:list-item>
          <text:p text:style-name="P14"><text:soft-page-break/><text:s text:c="4"/>Improper memory access in core kernel functions.</text:p>
          <text:p text:style-name="P14"/>
        </text:list-item>
        <text:list-item>
          <text:p text:style-name="P14"><text:s text:c="4"/>Misconfigured kernel or boot parameters.</text:p>
        </text:list-item>
      </text:list>
      <text:p text:style-name="Standard"/>
      <text:p text:style-name="Standard"><text:s/><text:span text:style-name="T1">Example Output:</text:span></text:p>
      <text:p text:style-name="P1"/>
      <text:p text:style-name="Standard">Kernel panic - not syncing: Fatal exception</text:p>
      <text:p text:style-name="Standard">CPU: 0 PID: 1 Comm: init Not tainted 5.10.0 #1</text:p>
      <text:p text:style-name="Standard">Call Trace:</text:p>
      <text:p text:style-name="Standard">...</text:p>
      <text:p text:style-name="Standard"/>
      <text:p text:style-name="P1">Difference Summary</text:p>
      <text:p text:style-name="P1"/>
      <text:p text:style-name="P1">Feature<text:tab/> <text:s text:c="40"/>Kernel Oops<text:tab/> <text:s text:c="34"/>Kernel Panic</text:p>
      <text:p text:style-name="Standard"/>
      <text:p text:style-name="Standard">Severity<text:tab/> <text:s text:c="41"/>Non-fatal<text:tab/> <text:s text:c="51"/>Fatal</text:p>
      <text:p text:style-name="Standard"/>
      <text:p text:style-name="Standard">System Behavior<text:tab/>Continues running (unstable)<text:tab/> <text:s text:c="47"/>Halts or reboots</text:p>
      <text:p text:style-name="Standard"/>
      <text:p text:style-name="Standard">Purpose<text:tab/> <text:s text:c="14"/>Recover from a minor fault<text:tab/> <text:s text:c="38"/>Prevent further damage</text:p>
      <text:p text:style-name="Standard"/>
      <text:p text:style-name="Standard">Logged in<text:tab/> <text:s text:c="29"/>dmesg <text:s/>/ syslog<text:tab/> <text:s text:c="43"/>Console / dmesg</text:p>
      <text:p text:style-name="Standard"/>
      <text:p text:style-name="Standard">Causes<text:tab/> <text:s text:c="40"/>Bug in kernel/module<text:tab/> <text:s text:c="21"/>Irrecoverable system error</text:p>
      <text:p text:style-name="Standard"/>
      <text:p text:style-name="Standard">Recovery Possible?<text:tab/> <text:s text:c="26"/>Sometimes<text:tab/> <text:s text:c="39"/>No (requires reboot)</text:p>
      <text:p text:style-name="Standard"/>
      <text:p text:style-name="P1"><text:s/>How to Debug?</text:p>
      <text:p text:style-name="Standard"/>
      <text:list xml:id="list258390593" text:style-name="L6">
        <text:list-item>
          <text:p text:style-name="P15"><text:s text:c="4"/>Use dmesg to examine the error trace.</text:p>
          <text:p text:style-name="P15"/>
        </text:list-item>
        <text:list-item>
          <text:p text:style-name="P15"><text:s text:c="4"/>Look for function names, memory addresses, and stack traces.</text:p>
          <text:p text:style-name="P15"/>
        </text:list-item>
        <text:list-item>
          <text:p text:style-name="P15"><text:s text:c="4"/>Use tools like addr2line, gdb, and kernel symbols (System.map) to analyze the cause.</text:p>
          <text:p text:style-name="P15"/>
        </text:list-item>
        <text:list-item>
          <text:p text:style-name="P15"><text:s text:c="4"/>If reproducible, try isolating it with a minimal kernel module or system setup.</text:p>
          <text:p text:style-name="P15"/>
        </text:list-item>
      </text:list>
      <text:p text:style-name="P3">NOTE:</text:p>
      <text:p text:style-name="Standard"/>
      <text:p text:style-name="Standard">In practice, many oops events lead to kernel panic if the kernel determines the error could compromise system integrit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ANALYSIS</text:p>
      <text:p text:style-name="Standard"/>
      <text:p text:style-name="P4">Analyzing a kernel oops involves understanding the oops message, tracing the error to your code, and using tools like dmesg, addr2line, and gdb with System.map. </text:p>
      <text:p text:style-name="P4">Here's a step-by-step guide:</text:p>
      <text:p text:style-name="P4"/>
      <text:p text:style-name="P1">Step-by-Step: How to Analyze a Kernel Oops</text:p>
      <text:p text:style-name="Standard"/>
      <text:p text:style-name="P1">1. Reproduce and Capture the Oops Message</text:p>
      <text:p text:style-name="P1"/>
      <text:p text:style-name="Standard"><text:s text:c="4"/>Reproduce the bug (if possible).</text:p>
      <text:p text:style-name="Standard"/>
      <text:p text:style-name="Standard"><text:s text:c="4"/>Use dmesg to capture the kernel log:</text:p>
      <text:p text:style-name="Standard"/>
      <text:p text:style-name="P1"><text:s text:c="4"/>dmesg | tail -50</text:p>
      <text:p text:style-name="Standard"/>
      <text:p text:style-name="Standard">Or redirect logs:</text:p>
      <text:p text:style-name="Standard"/>
      <text:p text:style-name="Standard"><text:s text:c="4"/><text:span text:style-name="T1">dmesg &gt; dmesg_log.txt</text:span></text:p>
      <text:p text:style-name="Standard"/>
      <text:list xml:id="list3973256234" text:style-name="L7">
        <text:list-item>
          <text:p text:style-name="P16">Look for something like:</text:p>
        </text:list-item>
      </text:list>
      <text:p text:style-name="Standard"/>
      <text:p text:style-name="P1">BUG: unable to handle kernel NULL pointer dereference at 00000000</text:p>
      <text:p text:style-name="P1">IP: [&lt;c0201123&gt;] faulty_function+0x15/0x40</text:p>
      <text:p text:style-name="P1">...</text:p>
      <text:p text:style-name="P1">EIP: [&lt;c0201123&gt;] faulty_function+0x15/0x40</text:p>
      <text:p text:style-name="P1">...</text:p>
      <text:p text:style-name="P1">Call Trace:</text:p>
      <text:p text:style-name="P1">[&lt;c0123456&gt;] other_function+0x20/0x90</text:p>
      <text:p text:style-name="Standard"/>
      <text:p text:style-name="P1">2. Identify Key Components in the Oops</text:p>
      <text:p text:style-name="P1"/>
      <text:list xml:id="list579145782" text:style-name="L8">
        <text:list-item>
          <text:p text:style-name="P17">Look at the following in the oops log:</text:p>
          <text:p text:style-name="P17"/>
        </text:list-item>
      </text:list>
      <text:p text:style-name="P1">Field<text:tab/><text:tab/><text:tab/><text:tab/><text:tab/><text:tab/><text:tab/>Description</text:p>
      <text:p text:style-name="P1"/>
      <text:p text:style-name="Standard">IP / EIP / RIP<text:tab/><text:tab/><text:tab/>Instruction Pointer where crash occurred</text:p>
      <text:p text:style-name="Standard">Call Trace<text:tab/><text:tab/><text:tab/>Stack trace (recent function calls)</text:p>
      <text:p text:style-name="Standard">Function name + offset<text:tab/>Where the fault happened inside the function</text:p>
      <text:p text:style-name="Standard">Faulting address<text:tab/><text:tab/>The address that caused the fault (e.g., NULL)</text:p>
      <text:p text:style-name="Standard">Register dump<text:tab/><text:tab/><text:tab/>CPU state at time of crash</text:p>
      <text:p text:style-name="Standard">Process info<text:tab/><text:tab/><text:tab/>PID and command running at crash</text:p>
      <text:p text:style-name="Standard"/>
      <text:p text:style-name="P1">3. Use addr2line to Find Faulty Line in Code</text:p>
      <text:p text:style-name="Standard"/>
      <text:p text:style-name="Standard">If you have the kernel module (.ko) with debug symbols:</text:p>
      <text:p text:style-name="Standard"/>
      <text:p text:style-name="P1">addr2line -e your_module.ko 0xc0201123</text:p>
      <text:p text:style-name="Standard"/>
      <text:p text:style-name="Standard">Or, if offset shown:</text:p>
      <text:p text:style-name="Standard"/>
      <text:p text:style-name="P1">addr2line -e your_module.ko +0x15</text:p>
      <text:p text:style-name="Standard"><text:soft-page-break/></text:p>
      <text:p text:style-name="Standard"><text:s text:c="4"/>🔸 Output: Shows the exact line number in your .c file.</text:p>
      <text:p text:style-name="Standard"/>
      <text:p text:style-name="Standard"><text:s/><text:span text:style-name="T1">4. Match Symbols Using System.map (For Built-in Kernel Code)</text:span></text:p>
      <text:p text:style-name="P1"/>
      <text:p text:style-name="Standard">If the crash is in the core kernel, use the kernel’s System.map:</text:p>
      <text:p text:style-name="Standard"/>
      <text:p text:style-name="P1">grep c0201123 /boot/System.map-$(uname -r)</text:p>
      <text:p text:style-name="P1"/>
      <text:p text:style-name="Standard">It shows the symbol name and function where crash occurred.</text:p>
      <text:p text:style-name="Standard"/>
      <text:p text:style-name="P1">5. Debug with GDB (Optional, Advanced)</text:p>
      <text:p text:style-name="P1"/>
      <text:p text:style-name="Standard">If you built the kernel with symbols:</text:p>
      <text:p text:style-name="Standard"/>
      <text:p text:style-name="P1">gdb vmlinux</text:p>
      <text:p text:style-name="P1">(gdb) l *0xc0201123</text:p>
      <text:p text:style-name="Standard"/>
      <text:p text:style-name="Standard"><text:s/>This shows the exact code line at the crash address.</text:p>
      <text:p text:style-name="Standard"/>
      <text:p text:style-name="P1">6. Check for Common Mistakes</text:p>
      <text:p text:style-name="Standard">Mistake<text:tab/> <text:s text:c="33"/>Example</text:p>
      <text:p text:style-name="Standard">NULL pointer dereference<text:tab/>ptr-&gt;field when ptr == NULL</text:p>
      <text:p text:style-name="Standard">Use-after-free<text:tab/> <text:s text:c="21"/>Accessing memory after kfree()</text:p>
      <text:p text:style-name="Standard">Buffer overflows<text:tab/>Writing beyond array size</text:p>
      <text:p text:style-name="Standard">Invalid pointer<text:tab/>Uninitialized or corrupted pointer</text:p>
      <text:p text:style-name="Standard">Wrong dereference<text:tab/>*(int *)0x0 or *(NULL)</text:p>
      <text:p text:style-name="Standard"/>
      <text:p text:style-name="P1">Example: Kernel Module Causing Oops</text:p>
      <text:p text:style-name="P1"/>
      <text:p text:style-name="P1">#include &lt;linux/module.h&gt;</text:p>
      <text:p text:style-name="P1">#include &lt;linux/init.h&gt;</text:p>
      <text:p text:style-name="P1"/>
      <text:p text:style-name="P1">static int *ptr = NULL;</text:p>
      <text:p text:style-name="P1"/>
      <text:p text:style-name="P1">static int __init oops_init(void)</text:p>
      <text:p text:style-name="P1">{</text:p>
      <text:p text:style-name="P1"><text:s text:c="4"/>printk("Dereferencing NULL pointer...\n");</text:p>
      <text:p text:style-name="P1"><text:s text:c="4"/>*ptr = 1234; <text:s/>// This will cause an Oops</text:p>
      <text:p text:style-name="P1"><text:s text:c="4"/>return 0;</text:p>
      <text:p text:style-name="P1">}</text:p>
      <text:p text:style-name="P1"/>
      <text:p text:style-name="P1">static void __exit oops_exit(void)</text:p>
      <text:p text:style-name="P1">{</text:p>
      <text:p text:style-name="P1"><text:s text:c="4"/>printk("Module exit\n");</text:p>
      <text:p text:style-name="P1">}</text:p>
      <text:p text:style-name="P1"/>
      <text:p text:style-name="P1">module_init(oops_init);</text:p>
      <text:p text:style-name="P1">module_exit(oops_exit);</text:p>
      <text:p text:style-name="P1">MODULE_LICENSE("GPL");</text:p>
      <text:p text:style-name="Standard"/>
      <text:p text:style-name="Standard">When inserted (insmod), this causes:</text:p>
      <text:p text:style-name="Standard"><text:soft-page-break/></text:p>
      <text:p text:style-name="Standard">BUG: unable to handle kernel NULL pointer dereference at 00000000</text:p>
      <text:p text:style-name="Standard"/>
      <text:p text:style-name="P1">Tools <text:tab/><text:tab/><text:tab/><text:tab/><text:tab/><text:tab/>Summary</text:p>
      <text:p text:style-name="P1"/>
      <text:p text:style-name="Standard">Tool<text:tab/><text:tab/><text:tab/><text:tab/><text:tab/><text:tab/>Purpose</text:p>
      <text:p text:style-name="Standard">dmesg<text:tab/><text:tab/><text:tab/><text:tab/>View kernel logs (oops messages)</text:p>
      <text:p text:style-name="Standard">addr2line<text:tab/><text:tab/> <text:s text:c="10"/>Map address to source code</text:p>
      <text:p text:style-name="Standard">System.map<text:tab/><text:tab/> <text:s text:c="9"/>Symbol to address lookup for kernel</text:p>
      <text:p text:style-name="Standard">gdb vmlinux<text:tab/> <text:s text:c="20"/>Symbolic debugging (for built-in kernel code)</text:p>
      <text:p text:style-name="Standard">objdump -d<text:tab/> <text:s text:c="21"/>Disassemble .ko files</text:p>
      <text:p text:style-name="Standard"/>
      <text:p text:style-name="P1">Final Advice</text:p>
      <text:p text:style-name="Standard"/>
      <text:p text:style-name="Standard"><text:s text:c="4"/>Always compile modules with debug symbols (-g flag).</text:p>
      <text:list xml:id="list4249502886" text:style-name="L9">
        <text:list-header>
          <text:p text:style-name="P19"/>
        </text:list-header>
        <text:list-item>
          <text:p text:style-name="P18"><text:s text:c="4"/>Use static analysis tools like sparse or smatch.</text:p>
          <text:p text:style-name="P18"/>
        </text:list-item>
        <text:list-item>
          <text:p text:style-name="P18"><text:s text:c="4"/>Always test modules in a virtual machine or with QEMU.</text:p>
          <text:p text:style-name="P18"/>
        </text:list-item>
        <text:list-item>
          <text:p text:style-name="P18"><text:s text:c="4"/>Use KASAN, KMEMLEAK, or Lockdep if you're debugging deep memory bugs.</text:p>
          <text:p text:style-name="P18"/>
        </text:list-item>
      </text:list>
      <text:p text:style-name="Standard"/>
      <text:p text:style-name="Standard"><text:span text:style-name="T1">Analyzing a kernel panic</text:span> is more critical than analyzing an oops because a panic halts or reboots the system. The goal is to trace why the panic occurred, what code caused it, and how to prevent it.</text:p>
      <text:p text:style-name="Standard"/>
      <text:p text:style-name="P1">What is a Kernel Panic?</text:p>
      <text:p text:style-name="Standard"/>
      <text:p text:style-name="Standard">A kernel panic is a safety measure taken by the Linux kernel when it encounters a fatal, unrecoverable error — such as accessing invalid memory or corrupted internal data structures — where continuing might cause data loss or hardware damage.</text:p>
      <text:p text:style-name="Standard"/>
      <text:p text:style-name="P1">Step-by-Step: Kernel Panic Analysis</text:p>
      <text:p text:style-name="P1"/>
      <text:p text:style-name="P1">1. Capture the Panic Log</text:p>
      <text:p text:style-name="Standard"/>
      <text:p text:style-name="Standard">Since the system crashes, use one or more of the following:</text:p>
      <text:p text:style-name="Standard"/>
      <text:list xml:id="list2506154175" text:style-name="L10">
        <text:list-item>
          <text:p text:style-name="P20"><text:s text:c="4"/>Serial console output (most reliable).</text:p>
          <text:p text:style-name="P20"/>
        </text:list-item>
        <text:list-item>
          <text:p text:style-name="P20"><text:s text:c="4"/>Configure persistent kernel logs (pstore, netconsole, or kdump).</text:p>
          <text:p text:style-name="P20"/>
        </text:list-item>
        <text:list-item>
          <text:p text:style-name="P20"><text:s text:c="4"/>Remote syslog server or rsyslog.</text:p>
          <text:p text:style-name="P20"/>
        </text:list-item>
        <text:list-item>
          <text:p text:style-name="P20"><text:s text:c="4"/>If you’re using QEMU/VM, enable console redirection.</text:p>
          <text:p text:style-name="P20"/>
        </text:list-item>
      </text:list>
      <text:p text:style-name="P1">Example panic message:</text:p>
      <text:p text:style-name="Standard"/>
      <text:p text:style-name="Standard">Kernel panic - not syncing: Attempted to kill init!</text:p>
      <text:p text:style-name="Standard">CPU: 0 PID: 1 Comm: init Not tainted 5.10.0 #1</text:p>
      <text:p text:style-name="Standard">Call Trace:</text:p>
      <text:p text:style-name="Standard"><text:s/>[&lt;ffffffff8106dfae&gt;] ? panic+0x123/0x234</text:p>
      <text:p text:style-name="Standard"><text:soft-page-break/><text:s/>[&lt;ffffffff8102bced&gt;] ? do_exit+0x38d/0x470</text:p>
      <text:p text:style-name="Standard"><text:s/>[&lt;ffffffff8102be28&gt;] ? do_group_exit+0x58/0xe0</text:p>
      <text:p text:style-name="Standard">...</text:p>
      <text:p text:style-name="Standard"/>
      <text:p text:style-name="P1">2. Understand the Key Elements of Panic Message</text:p>
      <text:p text:style-name="P1"/>
      <text:p text:style-name="P1">Field<text:tab/><text:tab/><text:tab/><text:tab/><text:tab/><text:tab/>Description</text:p>
      <text:p text:style-name="P1"/>
      <text:p text:style-name="Standard">Reason<text:tab/>Why the kernel panicked (e.g., "not syncing", "Fatal exception", etc.)</text:p>
      <text:p text:style-name="Standard">PID / Comm<text:tab/><text:tab/><text:tab/><text:tab/>Which process caused the panic</text:p>
      <text:p text:style-name="Standard">Call Trace<text:tab/><text:tab/><text:tab/><text:tab/>Stack trace of function calls leading to panic</text:p>
      <text:p text:style-name="Standard">RIP / EIP / PC<text:tab/><text:tab/><text:tab/><text:tab/>Instruction pointer where panic occurred</text:p>
      <text:p text:style-name="Standard">Tainted<text:tab/><text:tab/><text:tab/><text:tab/>Shows if a third-party module or change was loaded</text:p>
      <text:p text:style-name="Standard"/>
      <text:p text:style-name="P1">Tainted Kernel:</text:p>
      <text:p text:style-name="Standard"/>
      <text:p text:style-name="Standard"><text:s text:c="4"/>Tainted: G D means module was not GPL and system is dirty.</text:p>
      <text:p text:style-name="Standard"/>
      <text:p text:style-name="Standard"><text:s text:c="4"/>Tainted: P means proprietary module was loaded.</text:p>
      <text:p text:style-name="Standard"><text:s text:c="4"/>Useful for identifying if external drivers caused the crash.</text:p>
      <text:p text:style-name="Standard"/>
      <text:p text:style-name="P1"><text:s/>3. Match Symbols with System.map (for mainline kernel code)</text:p>
      <text:p text:style-name="P1"/>
      <text:p text:style-name="Standard">Get the crashing instruction pointer:</text:p>
      <text:p text:style-name="Standard"/>
      <text:p text:style-name="Standard">RIP: 0010:[&lt;ffffffff8106dfae&gt;] panic+0x123/0x234</text:p>
      <text:p text:style-name="Standard"/>
      <text:p text:style-name="Standard">Use System.map to get the function:</text:p>
      <text:p text:style-name="Standard"/>
      <text:p text:style-name="Standard">grep ffffffff8106dfae /boot/System.map-$(uname -r)</text:p>
      <text:p text:style-name="Standard"/>
      <text:p text:style-name="Standard">This helps map the address to a kernel symbol (function name).</text:p>
      <text:p text:style-name="Standard"/>
      <text:p text:style-name="P1">4. Use GDB to Debug (if vmlinux with symbols is available)</text:p>
      <text:p text:style-name="P1"/>
      <text:p text:style-name="Standard">gdb vmlinux</text:p>
      <text:p text:style-name="Standard">(gdb) l *0xffffffff8106dfae</text:p>
      <text:p text:style-name="Standard"/>
      <text:p text:style-name="Standard">This shows the exact line of code that caused the panic.</text:p>
      <text:p text:style-name="Standard"/>
      <text:p text:style-name="P1">5. Use addr2line to Analyze Modules (If crash inside a .ko file)</text:p>
      <text:p text:style-name="Standard"/>
      <text:p text:style-name="Standard">addr2line -e your_module.ko 0xoffset</text:p>
      <text:p text:style-name="Standard"/>
      <text:p text:style-name="Standard">If your panic came from a kernel module, this will show you the exact source line.</text:p>
      <text:p text:style-name="P1"/>
      <text:p text:style-name="P1">6. Common Kernel Panic Causes</text:p>
      <text:p text:style-name="P1"/>
      <text:p text:style-name="P1">Cause<text:tab/><text:tab/><text:tab/><text:tab/><text:tab/><text:tab/><text:tab/>Example</text:p>
      <text:p text:style-name="P1"/>
      <text:p text:style-name="Standard">NULL pointer dereference<text:tab/><text:tab/><text:tab/>Dereferencing a null/invalid pointer in kernel space</text:p>
      <text:p text:style-name="Standard">Stack overflow<text:tab/><text:tab/><text:tab/><text:tab/>Deep recursion or large stack allocations in kernel</text:p>
      <text:p text:style-name="Standard"><text:soft-page-break/>Double free<text:tab/><text:tab/><text:tab/><text:tab/> <text:s text:c="10"/>Freeing same memory twice in kernel module</text:p>
      <text:p text:style-name="Standard">Invalid memory access<text:tab/> <text:s text:c="20"/>Accessing freed memory or illegal addresses</text:p>
      <text:p text:style-name="Standard">No init process<text:tab/><text:tab/><text:tab/> <text:s text:c="8"/>init not found (e.g., during boot)</text:p>
      <text:p text:style-name="Standard">Filesystem failure<text:tab/><text:tab/><text:tab/> <text:s text:c="8"/>Corrupt root filesystem or block device</text:p>
      <text:p text:style-name="Standard">Deadlocks<text:tab/><text:tab/><text:tab/><text:tab/><text:tab/>Locking issues in drivers</text:p>
      <text:p text:style-name="Standard">Improper interrupt handling<text:tab/>Unmasked IRQs or bad ISR return</text:p>
      <text:p text:style-name="Standard"/>
      <text:p text:style-name="P1">7. Use Kernel Debugging Tools (Optional but Recommended)</text:p>
      <text:p text:style-name="Standard">Tool<text:tab/>Description</text:p>
      <text:p text:style-name="Standard">kdump / crash<text:tab/>Save and analyze kernel crash dumps (needs setup)</text:p>
      <text:p text:style-name="Standard">netconsole<text:tab/>Send logs to remote machine before crash</text:p>
      <text:p text:style-name="Standard">pstore<text:tab/>Persistent storage for kernel crash logs</text:p>
      <text:p text:style-name="Standard">ftrace<text:tab/>Trace kernel functions</text:p>
      <text:p text:style-name="Standard">KASAN, KCSAN<text:tab/>Detect memory issues</text:p>
      <text:p text:style-name="Standard">Lockdep<text:tab/>Detect deadlocks and locking bugs</text:p>
      <text:p text:style-name="Standard"/>
      <text:p text:style-name="P1">Sample: Panic-Causing Kernel Module</text:p>
      <text:p text:style-name="P1"/>
      <text:p text:style-name="P1">#include &lt;linux/module.h&gt;</text:p>
      <text:p text:style-name="P1">#include &lt;linux/init.h&gt;</text:p>
      <text:p text:style-name="P1"/>
      <text:p text:style-name="P1">static int __init panic_init(void)</text:p>
      <text:p text:style-name="P1">{</text:p>
      <text:p text:style-name="P1"><text:s text:c="4"/>panic("Manually triggered kernel panic!\n");</text:p>
      <text:p text:style-name="P1"><text:s text:c="4"/>return 0;</text:p>
      <text:p text:style-name="P1">}</text:p>
      <text:p text:style-name="P1"/>
      <text:p text:style-name="P1">static void __exit panic_exit(void)</text:p>
      <text:p text:style-name="P1">{</text:p>
      <text:p text:style-name="P1"><text:s text:c="4"/>printk("Exit\n");</text:p>
      <text:p text:style-name="P1">}</text:p>
      <text:p text:style-name="P1"/>
      <text:p text:style-name="P1">module_init(panic_init);</text:p>
      <text:p text:style-name="P1">module_exit(panic_exit);</text:p>
      <text:p text:style-name="P1">MODULE_LICENSE("GPL");</text:p>
      <text:p text:style-name="P1"/>
      <text:p text:style-name="Standard"><text:s text:c="4"/>On insmod, this triggers:</text:p>
      <text:p text:style-name="Standard"/>
      <text:p text:style-name="Standard">Kernel panic - not syncing: Manually triggered kernel panic!</text:p>
      <text:p text:style-name="Standard"/>
      <text:p text:style-name="P1"><text:s/>How to Prevent Kernel Panics</text:p>
      <text:p text:style-name="Standard"/>
      <text:list xml:id="list2465008053" text:style-name="L11">
        <text:list-item>
          <text:p text:style-name="P21"><text:s text:c="4"/>Validate pointers before dereferencing.</text:p>
          <text:p text:style-name="P21"/>
        </text:list-item>
        <text:list-item>
          <text:p text:style-name="P21"><text:s text:c="4"/>Avoid accessing user-space memory directly in kernel.</text:p>
          <text:p text:style-name="P21"/>
        </text:list-item>
        <text:list-item>
          <text:p text:style-name="P21"><text:s text:c="4"/>Always check return values (e.g., kmalloc, copy_from_user).</text:p>
          <text:p text:style-name="P21"/>
        </text:list-item>
        <text:list-item>
          <text:p text:style-name="P21"><text:s text:c="4"/>Free memory only once.</text:p>
          <text:p text:style-name="P21"/>
        </text:list-item>
        <text:list-item>
          <text:p text:style-name="P21"><text:s text:c="4"/>Use mutex_lock/unlock, spin_lock/unlock correctly.</text:p>
          <text:p text:style-name="P21"/>
        </text:list-item>
      </text:list>
      <text:p text:style-name="Standard"><text:soft-page-break/><text:s text:c="4"/>Test in VMs or sandboxed environments.</text:p>
      <text:p text:style-name="Standard"/>
      <text:p text:style-name="Standard"><text:s/><text:span text:style-name="T1">Summary Table</text:span></text:p>
      <text:p text:style-name="Standard">Step<text:tab/>Action</text:p>
      <text:p text:style-name="Standard">1<text:tab/>Capture the panic log using serial/netconsole/kdump</text:p>
      <text:p text:style-name="Standard">2<text:tab/>Read the message: look for cause, trace, PID, taint</text:p>
      <text:p text:style-name="Standard">3<text:tab/>Use System.map or addr2line to identify the source</text:p>
      <text:p text:style-name="Standard">4<text:tab/>Use GDB if full vmlinux with symbols is available</text:p>
      <text:p text:style-name="Standard">5<text:tab/>Analyze your code or suspect driver for illegal actions</text:p>
      <text:p text:style-name="Standard">6<text:tab/>Use kernel debugging tools (KASAN, crash, netconsole)</text:p>
      <text:p text:style-name="Standard">7<text:tab/>Fix the bug and retest in a safe test environment</text:p>
      <text:p text:style-name="Standard"/>
      <text:p text:style-name="Standard"/>
      <text:p text:style-name="Standard"/>
      <text:p text:style-name="Standard"/>
      <text:p text:style-name="P22">kernel Dump Analysis</text:p>
      <text:p text:style-name="P22">[Normal boot]</text:p>
      <text:p text:style-name="P22"><text:s text:c="3"/>↓ crashkernel reserved</text:p>
      <text:p text:style-name="P22"><text:s text:c="3"/>↓ kdump service loads crash kernel</text:p>
      <text:p text:style-name="P22"><text:s text:c="3"/>↓</text:p>
      <text:p text:style-name="P22">[Kernel panic]</text:p>
      <text:p text:style-name="P22"><text:s text:c="3"/>↓</text:p>
      <text:p text:style-name="P22">kexec jumps to crash kernel</text:p>
      <text:p text:style-name="P22"><text:s text:c="3"/>↓</text:p>
      <text:p text:style-name="P22">Crash kernel saves /proc/vmcore → /var/crash</text:p>
      <text:p text:style-name="P22"><text:s text:c="3"/>↓</text:p>
      <text:p text:style-name="P22">Analyze with crash / gdb</text:p>
      <text:p text:style-name="P22"/>
      <text:h text:style-name="P6" text:outline-level="3"><text:span text:style-name="Strong_20_Emphasis">Reserved memory is special</text:span></text:h>
      <text:p text:style-name="Text_20_body">Reserved memory is special</text:p>
      <text:p text:style-name="Text_20_body"/>
      <text:p text:style-name="Text_20_body"><text:s text:c="4"/>At the very first boot (main kernel), you told the kernel:</text:p>
      <text:p text:style-name="Text_20_body"/>
      <text:p text:style-name="Text_20_body"><text:s text:c="4"/>crashkernel=256M</text:p>
      <text:p text:style-name="Text_20_body"/>
      <text:p text:style-name="Text_20_body"><text:s text:c="4"/>This tells the Linux kernel:</text:p>
      <text:p text:style-name="Text_20_body"/>
      <text:p text:style-name="Text_20_body"><text:s text:c="8"/>“Keep 256 MB of RAM aside and never touch it.”</text:p>
      <text:p text:style-name="Text_20_body"/>
      <text:p text:style-name="Text_20_body"><text:s text:c="4"/>That region is marked as off-limits for the main kernel and all processes.</text:p>
      <text:p text:style-name="Text_20_body"/>
      <text:p text:style-name="Text_20_body">2. Crash kernel loaded in advance</text:p>
      <text:p text:style-name="Text_20_body"/>
      <text:p text:style-name="Text_20_body"><text:soft-page-break/><text:s text:c="4"/>While the system is running fine, kexec -p loads the crash kernel image into that reserved memory.</text:p>
      <text:p text:style-name="Text_20_body"/>
      <text:p text:style-name="Text_20_body"><text:s text:c="4"/>It just sits there, untouched, waiting for a panic.</text:p>
      <text:p text:style-name="Text_20_body"/>
      <text:p text:style-name="Text_20_body">3. Panic occurs</text:p>
      <text:p text:style-name="Text_20_body"/>
      <text:p text:style-name="Text_20_body"><text:s text:c="4"/>The main kernel is dying but cannot overwrite the crash kernel, because:</text:p>
      <text:p text:style-name="Text_20_body"/>
      <text:p text:style-name="Text_20_body"><text:s text:c="8"/>It’s in a physically separate reserved RAM area.</text:p>
      <text:p text:style-name="Text_20_body"/>
      <text:p text:style-name="Text_20_body"><text:s text:c="8"/>The memory map in the main kernel never allowed it to use that region.</text:p>
      <text:p text:style-name="Text_20_body"/>
      <text:p text:style-name="Text_20_body">4. Switching to crash kernel</text:p>
      <text:p text:style-name="Text_20_body"/>
      <text:p text:style-name="Text_20_body"><text:s text:c="4"/>kexec does not reboot the hardware — it just:</text:p>
      <text:p text:style-name="Text_20_body"/>
      <text:p text:style-name="Text_20_body"><text:s text:c="8"/>Stops the main kernel.</text:p>
      <text:p text:style-name="Text_20_body"/>
      <text:p text:style-name="Text_20_body"><text:s text:c="8"/>Switches the CPU execution to the entry point of the crash kernel in RAM.</text:p>
      <text:p text:style-name="Text_20_body"/>
      <text:p text:style-name="Text_20_body"><text:s text:c="4"/>Since hardware is not re-initialized (no BIOS, no GRUB), RAM contents remain exactly as they were.</text:p>
      <text:p text:style-name="Text_20_body"/>
      <text:p text:style-name="Text_20_body">✅ Result:</text:p>
      <text:p text:style-name="Text_20_body"/>
      <text:p text:style-name="Text_20_body"><text:s text:c="4"/>Crash kernel memory survives the panic.</text:p>
      <text:p text:style-name="Text_20_body"/>
      <text:p text:style-name="Text_20_body"><text:s text:c="4"/>The rest of RAM still has the crashed kernel’s data.</text:p>
      <text:p text:style-name="Text_20_body"/>
      <text:p text:style-name="Text_20_body"><text:s text:c="4"/>Crash kernel can read /proc/vmcore and save the dump.</text:p>
      <text:p text:style-name="Standard"/>
      <text:p text:style-name="Standard"/>
      <text:p text:style-name="Standard"><text:soft-page-break/></text:p>
      <text:p text:style-name="Standard">Kdump = Kernel Crash Dumping Mechanism in Linux</text:p>
      <text:p text:style-name="Standard"/>
      <text:p text:style-name="Standard"><text:s text:c="4"/>Kdump is the official Linux feature for capturing a crash dump when the kernel panics.</text:p>
      <text:p text:style-name="Standard"/>
      <text:p text:style-name="Standard"><text:s text:c="4"/>It works by using kexec to switch to a special crash kernel that is preloaded in memory.</text:p>
      <text:p text:style-name="Standard"/>
      <text:p text:style-name="Standard"><text:s text:c="4"/>The crash kernel then saves the memory dump (vmcore) of the crashed kernel to disk or over the network.</text:p>
      <text:p text:style-name="Standard"/>
      <text:p text:style-name="Standard">Why kdump exists</text:p>
      <text:p text:style-name="Standard"/>
      <text:p text:style-name="Standard">When the main kernel crashes:</text:p>
      <text:p text:style-name="Standard"/>
      <text:p text:style-name="Standard"><text:s text:c="4"/>You can’t trust it to save its own memory — it’s broken.</text:p>
      <text:p text:style-name="Standard"/>
      <text:p text:style-name="Standard"><text:s text:c="4"/>You need a clean, running kernel to safely copy the crashed kernel’s memory to storage.</text:p>
      <text:p text:style-name="Standard"/>
      <text:p text:style-name="Standard"><text:s text:c="4"/>That’s exactly what the crash kernel in kdump does.</text:p>
      <text:p text:style-name="Standard"/>
      <text:p text:style-name="Standard">How kdump works</text:p>
      <text:p text:style-name="Standard"/>
      <text:p text:style-name="Standard"><text:s text:c="4"/>Normal Boot:</text:p>
      <text:p text:style-name="Standard"/>
      <text:p text:style-name="Standard"><text:s text:c="8"/>Reserve a block of RAM for the crash kernel (crashkernel=256M).</text:p>
      <text:p text:style-name="Standard"/>
      <text:p text:style-name="Standard"><text:s text:c="8"/>kdump service uses kexec -p to load the crash kernel into that RAM.</text:p>
      <text:p text:style-name="Standard"/>
      <text:p text:style-name="Standard"><text:s text:c="4"/>Crash Happens:</text:p>
      <text:p text:style-name="Standard"/>
      <text:p text:style-name="Standard"><text:s text:c="8"/>Main kernel panics.</text:p>
      <text:p text:style-name="Standard"/>
      <text:p text:style-name="Standard"><text:s text:c="8"/>Instead of full reboot, kexec jumps to crash kernel in memory.</text:p>
      <text:p text:style-name="Standard"/>
      <text:p text:style-name="Standard"><text:s text:c="8"/>Crash kernel sees old kernel’s RAM untouched.</text:p>
      <text:p text:style-name="Standard"/>
      <text:p text:style-name="Standard"><text:s text:c="4"/>Crash Kernel Action:</text:p>
      <text:p text:style-name="Standard"/>
      <text:p text:style-name="Standard"><text:s text:c="8"/>Reads crashed kernel’s memory via /proc/vmcore.</text:p>
      <text:p text:style-name="Standard"/>
      <text:p text:style-name="Standard"><text:s text:c="8"/>Saves it to /var/crash/&lt;date&gt;/vmcore (or network).</text:p>
      <text:p text:style-name="Standard"/>
      <text:p text:style-name="Standard"><text:s text:c="4"/>Post-crash:</text:p>
      <text:p text:style-name="Standard"/>
      <text:p text:style-name="Standard"><text:s text:c="8"/>You reboot back into the main kernel.</text:p>
      <text:p text:style-name="Standard"/>
      <text:p text:style-name="Standard"><text:s text:c="8"/>Use tools like crash or gdb to analyze vmcore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<text:span text:style-name="Source_20_Text">vmcore</text:span> is the <text:span text:style-name="Strong_20_Emphasis">actual memory dump file</text:span> created by kdump after a kernel crash.</text:p>
      <text:p text:style-name="Horizontal_20_Line"/>
      <text:h text:style-name="Heading_20_2" text:outline-level="2"><text:span text:style-name="Strong_20_Emphasis">Definition</text:span></text:h>
      <text:list xml:id="list2956916742" text:style-name="L13">
        <text:list-item>
          <text:p text:style-name="P23"><text:span text:style-name="Strong_20_Emphasis">vmcore</text:span> = “Virtual Memory Core Dump”</text:p>
        </text:list-item>
        <text:list-item>
          <text:p text:style-name="P23">It’s a file that contains a <text:span text:style-name="Strong_20_Emphasis">snapshot of the system’s RAM</text:span> at the exact moment the kernel crashed.</text:p>
        </text:list-item>
      </text:list>
      <text:p text:style-name="Horizontal_20_Line"/>
      <text:h text:style-name="Heading_20_2" text:outline-level="2"><text:span text:style-name="Strong_20_Emphasis">Where it comes from</text:span></text:h>
      <text:list xml:id="list2310171331" text:style-name="L14">
        <text:list-item>
          <text:p text:style-name="P24">Your main kernel crashes (panic).</text:p>
        </text:list-item>
        <text:list-item>
          <text:p text:style-name="P24">Kdump jumps into the crash kernel.</text:p>
        </text:list-item>
        <text:list-item>
          <text:p text:style-name="P24">Crash kernel:</text:p>
          <text:list>
            <text:list-item>
              <text:p text:style-name="P24">Reads the <text:span text:style-name="Strong_20_Emphasis">entire memory contents</text:span> of the crashed kernel via <text:span text:style-name="Source_20_Text">/proc/vmcore</text:span>.</text:p>
            </text:list-item>
            <text:list-item>
              <text:p text:style-name="P24">Saves that data to disk (usually <text:span text:style-name="Source_20_Text">/var/crash/&lt;date&gt;/vmcore</text:span>).</text:p>
            </text:list-item>
          </text:list>
        </text:list-item>
      </text:list>
      <text:p text:style-name="Horizontal_20_Line"/>
      <text:h text:style-name="Heading_20_2" text:outline-level="2"><text:span text:style-name="Strong_20_Emphasis">What’s inside vmcore</text:span></text:h>
      <text:list xml:id="list4046565457" text:style-name="L15">
        <text:list-item>
          <text:p text:style-name="P25">Kernel code and data in RAM.</text:p>
        </text:list-item>
        <text:list-item>
          <text:p text:style-name="P25">Process information.</text:p>
        </text:list-item>
        <text:list-item>
          <text:p text:style-name="P25">Kernel stack traces.</text:p>
        </text:list-item>
        <text:list-item>
          <text:p text:style-name="P25">Hardware register states stored in memory.</text:p>
        </text:list-item>
        <text:list-item>
          <text:p text:style-name="P25">Any relevant data for debugging why the crash happened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21:59:36.524973549</meta:creation-date>
    <dc:date>2025-08-11T17:27:50.335566752</dc:date>
    <meta:editing-duration>PT34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1" meta:paragraph-count="323" meta:word-count="2000" meta:character-count="13365" meta:non-whitespace-character-count="10587"/>
  </office:meta>
</office:document-meta>
</file>